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Task 1</text:p>
          </table:table-cell>
          <table:table-cell table:style-name="ce1" office:value-type="string" calcext:value-type="string">
            <text:p>Task 2</text:p>
          </table:table-cell>
          <table:table-cell table:style-name="ce1" office:value-type="string" calcext:value-type="string">
            <text:p>Task 3</text:p>
          </table:table-cell>
          <table:table-cell table:style-name="ce1" office:value-type="string" calcext:value-type="string">
            <text:p>Task 4</text:p>
          </table:table-cell>
          <table:table-cell table:style-name="ce1" office:value-type="string" calcext:value-type="string">
            <text:p>Task 5</text:p>
          </table:table-cell>
          <table:table-cell table:style-name="ce1" office:value-type="string" calcext:value-type="string">
            <text:p>Task 6</text:p>
          </table:table-cell>
          <table:table-cell table:style-name="ce1" office:value-type="string" calcext:value-type="string">
            <text:p>Task 7</text:p>
          </table:table-cell>
          <table:table-cell table:style-name="ce1" office:value-type="string" calcext:value-type="string">
            <text:p>Task 8</text:p>
          </table:table-cell>
          <table:table-cell table:style-name="ce1" office:value-type="string" calcext:value-type="string">
            <text:p>Task 9</text:p>
          </table:table-cell>
          <table:table-cell table:style-name="ce1" office:value-type="string" calcext:value-type="string">
            <text:p>Task 10</text:p>
          </table:table-cell>
          <table:table-cell table:style-name="ce1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float" office:value="2019" calcext:value-type="float">
            <text:p>2019</text:p>
          </table:table-cell>
          <table:table-cell table:style-name="ce4" office:value-type="percentage" office:value="0.42534" calcext:value-type="percentage">
            <text:p>42.53%</text:p>
          </table:table-cell>
          <table:table-cell table:style-name="ce4" office:value-type="percentage" office:value="0.641729999999999" calcext:value-type="percentage">
            <text:p>64.17%</text:p>
          </table:table-cell>
          <table:table-cell table:style-name="ce4" office:value-type="percentage" office:value="0.66021" calcext:value-type="percentage">
            <text:p>66.02%</text:p>
          </table:table-cell>
          <table:table-cell table:style-name="ce4" office:value-type="percentage" office:value="0.75959" calcext:value-type="percentage">
            <text:p>75.96%</text:p>
          </table:table-cell>
          <table:table-cell table:style-name="ce4" office:value-type="percentage" office:value="0.66174" calcext:value-type="percentage">
            <text:p>66.17%</text:p>
          </table:table-cell>
          <table:table-cell table:style-name="ce4" office:value-type="percentage" office:value="0.679509999999999" calcext:value-type="percentage">
            <text:p>67.95%</text:p>
          </table:table-cell>
          <table:table-cell table:style-name="ce4" office:value-type="percentage" office:value="0.768019999999998" calcext:value-type="percentage">
            <text:p>76.80%</text:p>
          </table:table-cell>
          <table:table-cell table:style-name="ce4" office:value-type="percentage" office:value="0.828450000000001" calcext:value-type="percentage">
            <text:p>82.85%</text:p>
          </table:table-cell>
          <table:table-cell table:style-name="ce4" office:value-type="percentage" office:value="0.83266" calcext:value-type="percentage">
            <text:p>83.27%</text:p>
          </table:table-cell>
          <table:table-cell table:style-name="ce4" office:value-type="percentage" office:value="0.854349999999998" calcext:value-type="percentage">
            <text:p>85.43%</text:p>
          </table:table-cell>
          <table:table-cell table:style-name="ce4" table:formula="of:=AVERAGE([.C2:.L2])" office:value-type="percentage" office:value="0.71116" calcext:value-type="percentage">
            <text:p>71.12%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float" office:value="2020" calcext:value-type="float">
            <text:p>2020</text:p>
          </table:table-cell>
          <table:table-cell table:style-name="ce4" office:value-type="percentage" office:value="0.52391" calcext:value-type="percentage">
            <text:p>52.39%</text:p>
          </table:table-cell>
          <table:table-cell table:style-name="ce4" office:value-type="percentage" office:value="0.46144" calcext:value-type="percentage">
            <text:p>46.14%</text:p>
          </table:table-cell>
          <table:table-cell table:style-name="ce4" office:value-type="percentage" office:value="0.5914" calcext:value-type="percentage">
            <text:p>59.14%</text:p>
          </table:table-cell>
          <table:table-cell table:style-name="ce4" office:value-type="percentage" office:value="0.67225" calcext:value-type="percentage">
            <text:p>67.23%</text:p>
          </table:table-cell>
          <table:table-cell table:style-name="ce4" office:value-type="percentage" office:value="0.59588" calcext:value-type="percentage">
            <text:p>59.59%</text:p>
          </table:table-cell>
          <table:table-cell table:style-name="ce4" office:value-type="percentage" office:value="0.681919999999999" calcext:value-type="percentage">
            <text:p>68.19%</text:p>
          </table:table-cell>
          <table:table-cell table:style-name="ce4" office:value-type="percentage" office:value="0.794349999999997" calcext:value-type="percentage">
            <text:p>79.43%</text:p>
          </table:table-cell>
          <table:table-cell table:style-name="ce4" office:value-type="percentage" office:value="0.804869999999999" calcext:value-type="percentage">
            <text:p>80.49%</text:p>
          </table:table-cell>
          <table:table-cell table:style-name="ce4" office:value-type="percentage" office:value="0.84094" calcext:value-type="percentage">
            <text:p>84.09%</text:p>
          </table:table-cell>
          <table:table-cell table:style-name="ce4" office:value-type="percentage" office:value="0.856069999999999" calcext:value-type="percentage">
            <text:p>85.61%</text:p>
          </table:table-cell>
          <table:table-cell table:style-name="ce4" table:formula="of:=AVERAGE([.C3:.L3])" office:value-type="percentage" office:value="0.682302999999999" calcext:value-type="percentage">
            <text:p>68.23%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float" office:value="2021" calcext:value-type="float">
            <text:p>2021</text:p>
          </table:table-cell>
          <table:table-cell table:style-name="ce4" office:value-type="percentage" office:value="0.64157" calcext:value-type="percentage">
            <text:p>64.16%</text:p>
          </table:table-cell>
          <table:table-cell table:style-name="ce4" office:value-type="percentage" office:value="0.51367" calcext:value-type="percentage">
            <text:p>51.37%</text:p>
          </table:table-cell>
          <table:table-cell table:style-name="ce4" office:value-type="percentage" office:value="0.63756" calcext:value-type="percentage">
            <text:p>63.76%</text:p>
          </table:table-cell>
          <table:table-cell table:style-name="ce4" office:value-type="percentage" office:value="0.706109999999997" calcext:value-type="percentage">
            <text:p>70.61%</text:p>
          </table:table-cell>
          <table:table-cell table:style-name="ce4" office:value-type="percentage" office:value="0.714970000000002" calcext:value-type="percentage">
            <text:p>71.50%</text:p>
          </table:table-cell>
          <table:table-cell table:style-name="ce4" office:value-type="percentage" office:value="0.709400000000001" calcext:value-type="percentage">
            <text:p>70.94%</text:p>
          </table:table-cell>
          <table:table-cell table:style-name="ce4" office:value-type="percentage" office:value="0.742520000000001" calcext:value-type="percentage">
            <text:p>74.25%</text:p>
          </table:table-cell>
          <table:table-cell table:style-name="ce4" office:value-type="percentage" office:value="0.785270000000001" calcext:value-type="percentage">
            <text:p>78.53%</text:p>
          </table:table-cell>
          <table:table-cell table:style-name="ce4" office:value-type="percentage" office:value="0.8282" calcext:value-type="percentage">
            <text:p>82.82%</text:p>
          </table:table-cell>
          <table:table-cell table:style-name="ce4" office:value-type="percentage" office:value="0.856289999999998" calcext:value-type="percentage">
            <text:p>85.63%</text:p>
          </table:table-cell>
          <table:table-cell table:style-name="ce4" table:formula="of:=AVERAGE([.C4:.L4])" office:value-type="percentage" office:value="0.713556" calcext:value-type="percentage">
            <text:p>71.36%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float" office:value="2019" calcext:value-type="float">
            <text:p>2019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693" calcext:value-type="float">
            <text:p>0.693</text:p>
          </table:table-cell>
          <table:table-cell office:value-type="float" office:value="0.7355" calcext:value-type="float">
            <text:p>0.7355</text:p>
          </table:table-cell>
          <table:table-cell office:value-type="float" office:value="0.7599" calcext:value-type="float">
            <text:p>0.7599</text:p>
          </table:table-cell>
          <table:table-cell office:value-type="float" office:value="0.7689" calcext:value-type="float">
            <text:p>0.7689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7961" calcext:value-type="float">
            <text:p>0.7961</text:p>
          </table:table-cell>
          <table:table-cell table:formula="of:=AVERAGE([.C5:.L5])" office:value-type="float" office:value="0.76323" calcext:value-type="float">
            <text:p>0.76323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float" office:value="2020" calcext:value-type="float">
            <text:p>2020</text:p>
          </table:table-cell>
          <table:table-cell office:value-type="float" office:value="0.7233" calcext:value-type="float">
            <text:p>0.7233</text:p>
          </table:table-cell>
          <table:table-cell office:value-type="float" office:value="0.807" calcext:value-type="float">
            <text:p>0.807</text:p>
          </table:table-cell>
          <table:table-cell office:value-type="float" office:value="0.7062" calcext:value-type="float">
            <text:p>0.706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15" calcext:value-type="float">
            <text:p>0.7515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736" calcext:value-type="float">
            <text:p>0.736</text:p>
          </table:table-cell>
          <table:table-cell office:value-type="float" office:value="0.7779" calcext:value-type="float">
            <text:p>0.7779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8026" calcext:value-type="float">
            <text:p>0.8026</text:p>
          </table:table-cell>
          <table:table-cell table:formula="of:=AVERAGE([.C6:.L6])" office:value-type="float" office:value="0.75121" calcext:value-type="float">
            <text:p>0.75121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float" office:value="2021" calcext:value-type="float">
            <text:p>2021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7231" calcext:value-type="float">
            <text:p>0.7231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7402" calcext:value-type="float">
            <text:p>0.7402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7881" calcext:value-type="float">
            <text:p>0.7881</text:p>
          </table:table-cell>
          <table:table-cell table:formula="of:=AVERAGE([.C7:.L7])" office:value-type="float" office:value="0.75255" calcext:value-type="float">
            <text:p>0.75255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2019" calcext:value-type="float">
            <text:p>2019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805" calcext:value-type="float">
            <text:p>0.4805</text:p>
          </table:table-cell>
          <table:table-cell office:value-type="float" office:value="0.592" calcext:value-type="float">
            <text:p>0.592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6783" calcext:value-type="float">
            <text:p>0.6783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8406" calcext:value-type="float">
            <text:p>0.8406</text:p>
          </table:table-cell>
          <table:table-cell table:formula="of:=AVERAGE([.C8:.L8])" office:value-type="float" office:value="0.6482" calcext:value-type="float">
            <text:p>0.6482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2020" calcext:value-type="float">
            <text:p>2020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5935" calcext:value-type="float">
            <text:p>0.5935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521" calcext:value-type="float">
            <text:p>0.521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8541" calcext:value-type="float">
            <text:p>0.8541</text:p>
          </table:table-cell>
          <table:table-cell table:formula="of:=AVERAGE([.C9:.L9])" office:value-type="float" office:value="0.64078" calcext:value-type="float">
            <text:p>0.6407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2021" calcext:value-type="float">
            <text:p>2021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4945" calcext:value-type="float">
            <text:p>0.4945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4844" calcext:value-type="float">
            <text:p>0.4844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7779" calcext:value-type="float">
            <text:p>0.7779</text:p>
          </table:table-cell>
          <table:table-cell office:value-type="float" office:value="0.8277" calcext:value-type="float">
            <text:p>0.8277</text:p>
          </table:table-cell>
          <table:table-cell table:formula="of:=AVERAGE([.C10:.L10])" office:value-type="float" office:value="0.65917" calcext:value-type="float">
            <text:p>0.65917</text:p>
          </table:table-cell>
        </table:table-row>
        <table:table-row table:style-name="ro1">
          <table:table-cell office:value-type="string" calcext:value-type="string">
            <text:p>M-MLP</text:p>
          </table:table-cell>
          <table:table-cell office:value-type="float" office:value="2019" calcext:value-type="float">
            <text:p>201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8706" calcext:value-type="float">
            <text:p>0.8706</text:p>
          </table:table-cell>
          <table:table-cell table:formula="of:=AVERAGE([.C11:.L11])" office:value-type="float" office:value="0.87246" calcext:value-type="float">
            <text:p>0.87246</text:p>
          </table:table-cell>
        </table:table-row>
        <table:table-row table:style-name="ro1">
          <table:table-cell office:value-type="string" calcext:value-type="string">
            <text:p>M-MLP</text:p>
          </table:table-cell>
          <table:table-cell office:value-type="float" office:value="2020" calcext:value-type="float">
            <text:p>2020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73" calcext:value-type="float">
            <text:p>0.873</text:p>
          </table:table-cell>
          <table:table-cell table:formula="of:=AVERAGE([.C12:.L12])" office:value-type="float" office:value="0.87274" calcext:value-type="float">
            <text:p>0.87274</text:p>
          </table:table-cell>
        </table:table-row>
        <table:table-row table:style-name="ro1">
          <table:table-cell office:value-type="string" calcext:value-type="string">
            <text:p>M-MLP</text:p>
          </table:table-cell>
          <table:table-cell office:value-type="float" office:value="2021" calcext:value-type="float">
            <text:p>2021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701" calcext:value-type="float">
            <text:p>0.8701</text:p>
          </table:table-cell>
          <table:table-cell table:formula="of:=AVERAGE([.C13:.L13])" office:value-type="float" office:value="0.87465" calcext:value-type="float">
            <text:p>0.87465</text:p>
          </table:table-cell>
        </table:table-row>
      </table:table>
      <table:table table:name="mean" table:style-name="ta1">
        <table:table-column table:style-name="co4" table:default-cell-style-name="Default"/>
        <table:table-column table:style-name="co4" table:number-columns-repeated="11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ask 1</text:p>
          </table:table-cell>
          <table:table-cell table:style-name="ce1" office:value-type="string" calcext:value-type="string">
            <text:p>Task 2</text:p>
          </table:table-cell>
          <table:table-cell table:style-name="ce1" office:value-type="string" calcext:value-type="string">
            <text:p>Task 3</text:p>
          </table:table-cell>
          <table:table-cell table:style-name="ce1" office:value-type="string" calcext:value-type="string">
            <text:p>Task 4</text:p>
          </table:table-cell>
          <table:table-cell table:style-name="ce1" office:value-type="string" calcext:value-type="string">
            <text:p>Task 5</text:p>
          </table:table-cell>
          <table:table-cell table:style-name="ce1" office:value-type="string" calcext:value-type="string">
            <text:p>Task 6</text:p>
          </table:table-cell>
          <table:table-cell table:style-name="ce1" office:value-type="string" calcext:value-type="string">
            <text:p>Task 7</text:p>
          </table:table-cell>
          <table:table-cell table:style-name="ce1" office:value-type="string" calcext:value-type="string">
            <text:p>Task 8</text:p>
          </table:table-cell>
          <table:table-cell table:style-name="ce1" office:value-type="string" calcext:value-type="string">
            <text:p>Task 9</text:p>
          </table:table-cell>
          <table:table-cell table:style-name="ce1" office:value-type="string" calcext:value-type="string">
            <text:p>Task 10</text:p>
          </table:table-cell>
          <table:table-cell table:style-name="ce1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table:formula="of:=AVERAGE([$raw.C2:$raw.C4])" office:value-type="float" office:value="0.530273333333334" calcext:value-type="float">
            <text:p>0.5303</text:p>
          </table:table-cell>
          <table:table-cell table:formula="of:=AVERAGE([$raw.D2:$raw.D4])" office:value-type="float" office:value="0.538946666666666" calcext:value-type="float">
            <text:p>0.5389</text:p>
          </table:table-cell>
          <table:table-cell table:formula="of:=AVERAGE([$raw.E2:$raw.E4])" office:value-type="float" office:value="0.629723333333333" calcext:value-type="float">
            <text:p>0.6297</text:p>
          </table:table-cell>
          <table:table-cell table:formula="of:=AVERAGE([$raw.F2:$raw.F4])" office:value-type="float" office:value="0.712649999999999" calcext:value-type="float">
            <text:p>0.7126</text:p>
          </table:table-cell>
          <table:table-cell table:formula="of:=AVERAGE([$raw.G2:$raw.G4])" office:value-type="float" office:value="0.65753" calcext:value-type="float">
            <text:p>0.6575</text:p>
          </table:table-cell>
          <table:table-cell table:formula="of:=AVERAGE([$raw.H2:$raw.H4])" office:value-type="float" office:value="0.690276666666667" calcext:value-type="float">
            <text:p>0.6903</text:p>
          </table:table-cell>
          <table:table-cell table:formula="of:=AVERAGE([$raw.I2:$raw.I4])" office:value-type="float" office:value="0.768296666666665" calcext:value-type="float">
            <text:p>0.7683</text:p>
          </table:table-cell>
          <table:table-cell table:formula="of:=AVERAGE([$raw.J2:$raw.J4])" office:value-type="float" office:value="0.806196666666667" calcext:value-type="float">
            <text:p>0.8062</text:p>
          </table:table-cell>
          <table:table-cell table:formula="of:=AVERAGE([$raw.K2:$raw.K4])" office:value-type="float" office:value="0.833933333333333" calcext:value-type="float">
            <text:p>0.8339</text:p>
          </table:table-cell>
          <table:table-cell table:formula="of:=AVERAGE([$raw.L2:$raw.L4])" office:value-type="float" office:value="0.855569999999998" calcext:value-type="float">
            <text:p>0.8556</text:p>
          </table:table-cell>
          <table:table-cell table:formula="of:=AVERAGE([$raw.M2:$raw.M4])" office:value-type="float" office:value="0.702339666666666" calcext:value-type="float">
            <text:p>0.7023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table:formula="of:=AVERAGE([$raw.C5:$raw.C7])" office:value-type="float" office:value="0.748933333333333" calcext:value-type="float">
            <text:p>0.7489</text:p>
          </table:table-cell>
          <table:table-cell table:formula="of:=AVERAGE([$raw.D5:$raw.D7])" office:value-type="float" office:value="0.807533333333333" calcext:value-type="float">
            <text:p>0.8075</text:p>
          </table:table-cell>
          <table:table-cell table:formula="of:=AVERAGE([$raw.E5:$raw.E7])" office:value-type="float" office:value="0.7325" calcext:value-type="float">
            <text:p>0.7325</text:p>
          </table:table-cell>
          <table:table-cell table:formula="of:=AVERAGE([$raw.F5:$raw.F7])" office:value-type="float" office:value="0.716533333333333" calcext:value-type="float">
            <text:p>0.7165</text:p>
          </table:table-cell>
          <table:table-cell table:formula="of:=AVERAGE([$raw.G5:$raw.G7])" office:value-type="float" office:value="0.718166666666667" calcext:value-type="float">
            <text:p>0.7182</text:p>
          </table:table-cell>
          <table:table-cell table:formula="of:=AVERAGE([$raw.H5:$raw.H7])" office:value-type="float" office:value="0.7381" calcext:value-type="float">
            <text:p>0.7381</text:p>
          </table:table-cell>
          <table:table-cell table:formula="of:=AVERAGE([$raw.I5:$raw.I7])" office:value-type="float" office:value="0.758666666666667" calcext:value-type="float">
            <text:p>0.7587</text:p>
          </table:table-cell>
          <table:table-cell table:formula="of:=AVERAGE([$raw.J5:$raw.J7])" office:value-type="float" office:value="0.767266666666667" calcext:value-type="float">
            <text:p>0.7673</text:p>
          </table:table-cell>
          <table:table-cell table:formula="of:=AVERAGE([$raw.K5:$raw.K7])" office:value-type="float" office:value="0.773333333333333" calcext:value-type="float">
            <text:p>0.7733</text:p>
          </table:table-cell>
          <table:table-cell table:formula="of:=AVERAGE([$raw.L5:$raw.L7])" office:value-type="float" office:value="0.7956" calcext:value-type="float">
            <text:p>0.7956</text:p>
          </table:table-cell>
          <table:table-cell table:formula="of:=AVERAGE([$raw.M5:$raw.M7])" office:value-type="float" office:value="0.755663333333333" calcext:value-type="float">
            <text:p>0.7557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formula="of:=AVERAGE([$raw.C8:$raw.C10])" office:value-type="float" office:value="0.4766" calcext:value-type="float">
            <text:p>0.4766</text:p>
          </table:table-cell>
          <table:table-cell table:formula="of:=AVERAGE([$raw.D8:$raw.D10])" office:value-type="float" office:value="0.872866666666667" calcext:value-type="float">
            <text:p>0.8729</text:p>
          </table:table-cell>
          <table:table-cell table:formula="of:=AVERAGE([$raw.E8:$raw.E10])" office:value-type="float" office:value="0.479366666666667" calcext:value-type="float">
            <text:p>0.4794</text:p>
          </table:table-cell>
          <table:table-cell table:formula="of:=AVERAGE([$raw.F8:$raw.F10])" office:value-type="float" office:value="0.559366666666667" calcext:value-type="float">
            <text:p>0.5594</text:p>
          </table:table-cell>
          <table:table-cell table:formula="of:=AVERAGE([$raw.G8:$raw.G10])" office:value-type="float" office:value="0.529866666666667" calcext:value-type="float">
            <text:p>0.5299</text:p>
          </table:table-cell>
          <table:table-cell table:formula="of:=AVERAGE([$raw.H8:$raw.H10])" office:value-type="float" office:value="0.613166666666667" calcext:value-type="float">
            <text:p>0.6132</text:p>
          </table:table-cell>
          <table:table-cell table:formula="of:=AVERAGE([$raw.I8:$raw.I10])" office:value-type="float" office:value="0.617733333333333" calcext:value-type="float">
            <text:p>0.6177</text:p>
          </table:table-cell>
          <table:table-cell table:formula="of:=AVERAGE([$raw.J8:$raw.J10])" office:value-type="float" office:value="0.722766666666667" calcext:value-type="float">
            <text:p>0.7228</text:p>
          </table:table-cell>
          <table:table-cell table:formula="of:=AVERAGE([$raw.K8:$raw.K10])" office:value-type="float" office:value="0.7813" calcext:value-type="float">
            <text:p>0.7813</text:p>
          </table:table-cell>
          <table:table-cell table:formula="of:=AVERAGE([$raw.L8:$raw.L10])" office:value-type="float" office:value="0.8408" calcext:value-type="float">
            <text:p>0.8408</text:p>
          </table:table-cell>
          <table:table-cell table:formula="of:=AVERAGE([$raw.M8:$raw.M10])" office:value-type="float" office:value="0.649383333333333" calcext:value-type="float">
            <text:p>0.6494</text:p>
          </table:table-cell>
        </table:table-row>
        <table:table-row table:style-name="ro1">
          <table:table-cell office:value-type="string" calcext:value-type="string">
            <text:p>M-MLP</text:p>
          </table:table-cell>
          <table:table-cell table:formula="of:=AVERAGE([$raw.C11:$raw.C13])" office:value-type="float" office:value="0.874033333333333" calcext:value-type="float">
            <text:p>0.8740</text:p>
          </table:table-cell>
          <table:table-cell table:formula="of:=AVERAGE([$raw.D11:$raw.D13])" office:value-type="float" office:value="0.8725" calcext:value-type="float">
            <text:p>0.8725</text:p>
          </table:table-cell>
          <table:table-cell table:formula="of:=AVERAGE([$raw.E11:$raw.E13])" office:value-type="float" office:value="0.8715" calcext:value-type="float">
            <text:p>0.8715</text:p>
          </table:table-cell>
          <table:table-cell table:formula="of:=AVERAGE([$raw.F11:$raw.F13])" office:value-type="float" office:value="0.872833333333333" calcext:value-type="float">
            <text:p>0.8728</text:p>
          </table:table-cell>
          <table:table-cell table:formula="of:=AVERAGE([$raw.G11:$raw.G13])" office:value-type="float" office:value="0.876266666666667" calcext:value-type="float">
            <text:p>0.8763</text:p>
          </table:table-cell>
          <table:table-cell table:formula="of:=AVERAGE([$raw.H11:$raw.H13])" office:value-type="float" office:value="0.874666666666667" calcext:value-type="float">
            <text:p>0.8747</text:p>
          </table:table-cell>
          <table:table-cell table:formula="of:=AVERAGE([$raw.I11:$raw.I13])" office:value-type="float" office:value="0.871766666666667" calcext:value-type="float">
            <text:p>0.8718</text:p>
          </table:table-cell>
          <table:table-cell table:formula="of:=AVERAGE([$raw.J11:$raw.J13])" office:value-type="float" office:value="0.875766666666667" calcext:value-type="float">
            <text:p>0.8758</text:p>
          </table:table-cell>
          <table:table-cell table:formula="of:=AVERAGE([$raw.K11:$raw.K13])" office:value-type="float" office:value="0.872266666666667" calcext:value-type="float">
            <text:p>0.8723</text:p>
          </table:table-cell>
          <table:table-cell table:formula="of:=AVERAGE([$raw.L11:$raw.L13])" office:value-type="float" office:value="0.871233333333333" calcext:value-type="float">
            <text:p>0.8712</text:p>
          </table:table-cell>
          <table:table-cell table:formula="of:=AVERAGE([$raw.M11:$raw.M13])" office:value-type="float" office:value="0.873283333333334" calcext:value-type="float">
            <text:p>0.8733</text:p>
          </table:table-cell>
        </table:table-row>
      </table:table>
      <table:table table:name="sem" table:style-name="ta1">
        <table:table-column table:style-name="co4" table:default-cell-style-name="Default"/>
        <table:table-column table:style-name="co4" table:number-columns-repeated="11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ask 1</text:p>
          </table:table-cell>
          <table:table-cell table:style-name="ce1" office:value-type="string" calcext:value-type="string">
            <text:p>Task 2</text:p>
          </table:table-cell>
          <table:table-cell table:style-name="ce1" office:value-type="string" calcext:value-type="string">
            <text:p>Task 3</text:p>
          </table:table-cell>
          <table:table-cell table:style-name="ce1" office:value-type="string" calcext:value-type="string">
            <text:p>Task 4</text:p>
          </table:table-cell>
          <table:table-cell table:style-name="ce1" office:value-type="string" calcext:value-type="string">
            <text:p>Task 5</text:p>
          </table:table-cell>
          <table:table-cell table:style-name="ce1" office:value-type="string" calcext:value-type="string">
            <text:p>Task 6</text:p>
          </table:table-cell>
          <table:table-cell table:style-name="ce1" office:value-type="string" calcext:value-type="string">
            <text:p>Task 7</text:p>
          </table:table-cell>
          <table:table-cell table:style-name="ce1" office:value-type="string" calcext:value-type="string">
            <text:p>Task 8</text:p>
          </table:table-cell>
          <table:table-cell table:style-name="ce1" office:value-type="string" calcext:value-type="string">
            <text:p>Task 9</text:p>
          </table:table-cell>
          <table:table-cell table:style-name="ce1" office:value-type="string" calcext:value-type="string">
            <text:p>Task 10</text:p>
          </table:table-cell>
          <table:table-cell table:style-name="ce1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table:formula="of:=STDEV([$raw.C2:$raw.C4]) / SQRT(COUNT([$raw.C2:$raw.C4]))" office:value-type="float" office:value="0.0625012592762027" calcext:value-type="float">
            <text:p>0.0625</text:p>
          </table:table-cell>
          <table:table-cell table:formula="of:=STDEV([$raw.D2:$raw.D4]) / SQRT(COUNT([$raw.D2:$raw.D4]))" office:value-type="float" office:value="0.0535577676698509" calcext:value-type="float">
            <text:p>0.0536</text:p>
          </table:table-cell>
          <table:table-cell table:formula="of:=STDEV([$raw.E2:$raw.E4]) / SQRT(COUNT([$raw.E2:$raw.E4]))" office:value-type="float" office:value="0.0202465143776516" calcext:value-type="float">
            <text:p>0.0202</text:p>
          </table:table-cell>
          <table:table-cell table:formula="of:=STDEV([$raw.F2:$raw.F4]) / SQRT(COUNT([$raw.F2:$raw.F4]))" office:value-type="float" office:value="0.0254240542269194" calcext:value-type="float">
            <text:p>0.0254</text:p>
          </table:table-cell>
          <table:table-cell table:formula="of:=STDEV([$raw.G2:$raw.G4]) / SQRT(COUNT([$raw.G2:$raw.G4]))" office:value-type="float" office:value="0.034442706533218" calcext:value-type="float">
            <text:p>0.0344</text:p>
          </table:table-cell>
          <table:table-cell table:formula="of:=STDEV([$raw.H2:$raw.H4]) / SQRT(COUNT([$raw.H2:$raw.H4]))" office:value-type="float" office:value="0.00958694308827328" calcext:value-type="float">
            <text:p>0.0096</text:p>
          </table:table-cell>
          <table:table-cell table:formula="of:=STDEV([$raw.I2:$raw.I4]) / SQRT(COUNT([$raw.I2:$raw.I4]))" office:value-type="float" office:value="0.0149626717014179" calcext:value-type="float">
            <text:p>0.0150</text:p>
          </table:table-cell>
          <table:table-cell table:formula="of:=STDEV([$raw.J2:$raw.J4]) / SQRT(COUNT([$raw.J2:$raw.J4]))" office:value-type="float" office:value="0.0124826297086972" calcext:value-type="float">
            <text:p>0.0125</text:p>
          </table:table-cell>
          <table:table-cell table:formula="of:=STDEV([$raw.K2:$raw.K4]) / SQRT(COUNT([$raw.K2:$raw.K4]))" office:value-type="float" office:value="0.00373242250793997" calcext:value-type="float">
            <text:p>0.0037</text:p>
          </table:table-cell>
          <table:table-cell table:formula="of:=STDEV([$raw.L2:$raw.L4]) / SQRT(COUNT([$raw.L2:$raw.L4]))" office:value-type="float" office:value="0.000613297100379278" calcext:value-type="float">
            <text:p>0.0006</text:p>
          </table:table-cell>
          <table:table-cell table:formula="of:=STDEV([$raw.M2:$raw.M4]) / SQRT(COUNT([$raw.M2:$raw.M4]))" office:value-type="float" office:value="0.010042181242694" calcext:value-type="float">
            <text:p>0.0100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table:formula="of:=STDEV([$raw.C5:$raw.C7]) / SQRT(COUNT([$raw.C5:$raw.C7]))" office:value-type="float" office:value="0.0130179790204846" calcext:value-type="float">
            <text:p>0.0130</text:p>
          </table:table-cell>
          <table:table-cell table:formula="of:=STDEV([$raw.D5:$raw.D7]) / SQRT(COUNT([$raw.D5:$raw.D7]))" office:value-type="float" office:value="0.000584047182264517" calcext:value-type="float">
            <text:p>0.0006</text:p>
          </table:table-cell>
          <table:table-cell table:formula="of:=STDEV([$raw.E5:$raw.E7]) / SQRT(COUNT([$raw.E5:$raw.E7]))" office:value-type="float" office:value="0.0185046840916924" calcext:value-type="float">
            <text:p>0.0185</text:p>
          </table:table-cell>
          <table:table-cell table:formula="of:=STDEV([$raw.F5:$raw.F7]) / SQRT(COUNT([$raw.F5:$raw.F7]))" office:value-type="float" office:value="0.0119199179713807" calcext:value-type="float">
            <text:p>0.0119</text:p>
          </table:table-cell>
          <table:table-cell table:formula="of:=STDEV([$raw.G5:$raw.G7]) / SQRT(COUNT([$raw.G5:$raw.G7]))" office:value-type="float" office:value="0.0257509438877706" calcext:value-type="float">
            <text:p>0.0258</text:p>
          </table:table-cell>
          <table:table-cell table:formula="of:=STDEV([$raw.H5:$raw.H7]) / SQRT(COUNT([$raw.H5:$raw.H7]))" office:value-type="float" office:value="0.0132341729372611" calcext:value-type="float">
            <text:p>0.0132</text:p>
          </table:table-cell>
          <table:table-cell table:formula="of:=STDEV([$raw.I5:$raw.I7]) / SQRT(COUNT([$raw.I5:$raw.I7]))" office:value-type="float" office:value="0.0113511135038717" calcext:value-type="float">
            <text:p>0.0114</text:p>
          </table:table-cell>
          <table:table-cell table:formula="of:=STDEV([$raw.J5:$raw.J7]) / SQRT(COUNT([$raw.J5:$raw.J7]))" office:value-type="float" office:value="0.00547306536087817" calcext:value-type="float">
            <text:p>0.0055</text:p>
          </table:table-cell>
          <table:table-cell table:formula="of:=STDEV([$raw.K5:$raw.K7]) / SQRT(COUNT([$raw.K5:$raw.K7]))" office:value-type="float" office:value="0.00288752104369437" calcext:value-type="float">
            <text:p>0.0029</text:p>
          </table:table-cell>
          <table:table-cell table:formula="of:=STDEV([$raw.L5:$raw.L7]) / SQRT(COUNT([$raw.L5:$raw.L7]))" office:value-type="float" office:value="0.00419324854180306" calcext:value-type="float">
            <text:p>0.0042</text:p>
          </table:table-cell>
          <table:table-cell table:formula="of:=STDEV([$raw.M5:$raw.M7]) / SQRT(COUNT([$raw.M5:$raw.M7]))" office:value-type="float" office:value="0.00380305724969327" calcext:value-type="float">
            <text:p>0.003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formula="of:=STDEV([$raw.C8:$raw.C10]) / SQRT(COUNT(([$raw.C8:$raw.C10])))" office:value-type="float" office:value="0.0241634020783498" calcext:value-type="float">
            <text:p>0.0242</text:p>
          </table:table-cell>
          <table:table-cell table:formula="of:=STDEV([$raw.D8:$raw.D10]) / SQRT(COUNT(([$raw.D8:$raw.D10])))" office:value-type="float" office:value="0.00124543611281796" calcext:value-type="float">
            <text:p>0.0012</text:p>
          </table:table-cell>
          <table:table-cell table:formula="of:=STDEV([$raw.E8:$raw.E10]) / SQRT(COUNT(([$raw.E8:$raw.E10])))" office:value-type="float" office:value="0.0257879386104779" calcext:value-type="float">
            <text:p>0.0258</text:p>
          </table:table-cell>
          <table:table-cell table:formula="of:=STDEV([$raw.F8:$raw.F10]) / SQRT(COUNT(([$raw.F8:$raw.F10])))" office:value-type="float" office:value="0.0395518787304865" calcext:value-type="float">
            <text:p>0.0396</text:p>
          </table:table-cell>
          <table:table-cell table:formula="of:=STDEV([$raw.G8:$raw.G10]) / SQRT(COUNT(([$raw.G8:$raw.G10])))" office:value-type="float" office:value="0.0321598783856186" calcext:value-type="float">
            <text:p>0.0322</text:p>
          </table:table-cell>
          <table:table-cell table:formula="of:=STDEV([$raw.H8:$raw.H10]) / SQRT(COUNT(([$raw.H8:$raw.H10])))" office:value-type="float" office:value="0.0466386939973428" calcext:value-type="float">
            <text:p>0.0466</text:p>
          </table:table-cell>
          <table:table-cell table:formula="of:=STDEV([$raw.I8:$raw.I10]) / SQRT(COUNT(([$raw.I8:$raw.I10])))" office:value-type="float" office:value="0.0486766656394805" calcext:value-type="float">
            <text:p>0.0487</text:p>
          </table:table-cell>
          <table:table-cell table:formula="of:=STDEV([$raw.J8:$raw.J10]) / SQRT(COUNT(([$raw.J8:$raw.J10])))" office:value-type="float" office:value="0.0226401069883613" calcext:value-type="float">
            <text:p>0.0226</text:p>
          </table:table-cell>
          <table:table-cell table:formula="of:=STDEV([$raw.K8:$raw.K10]) / SQRT(COUNT(([$raw.K8:$raw.K10])))" office:value-type="float" office:value="0.00350047615808667" calcext:value-type="float">
            <text:p>0.0035</text:p>
          </table:table-cell>
          <table:table-cell table:formula="of:=STDEV([$raw.L8:$raw.L10]) / SQRT(COUNT(([$raw.L8:$raw.L10])))" office:value-type="float" office:value="0.00762167960491652" calcext:value-type="float">
            <text:p>0.0076</text:p>
          </table:table-cell>
          <table:table-cell table:formula="of:=STDEV([$raw.M8:$raw.M10]) / SQRT(COUNT(([$raw.M8:$raw.M10])))" office:value-type="float" office:value="0.00534160504384626" calcext:value-type="float">
            <text:p>0.0053</text:p>
          </table:table-cell>
        </table:table-row>
        <table:table-row table:style-name="ro1">
          <table:table-cell office:value-type="string" calcext:value-type="string">
            <text:p>M-MLP</text:p>
          </table:table-cell>
          <table:table-cell table:formula="of:=STDEV([$raw.C11:$raw.C13])/SQRT(COUNT([$raw.C11:$raw.C13]))" office:value-type="float" office:value="0.00239188442678803" calcext:value-type="float">
            <text:p>0.0024</text:p>
          </table:table-cell>
          <table:table-cell table:formula="of:=STDEV([$raw.D11:$raw.D13])/SQRT(COUNT([$raw.D11:$raw.D13]))" office:value-type="float" office:value="0.00404516171905815" calcext:value-type="float">
            <text:p>0.0040</text:p>
          </table:table-cell>
          <table:table-cell table:formula="of:=STDEV([$raw.E11:$raw.E13])/SQRT(COUNT([$raw.E11:$raw.E13]))" office:value-type="float" office:value="0.00327159492195065" calcext:value-type="float">
            <text:p>0.0033</text:p>
          </table:table-cell>
          <table:table-cell table:formula="of:=STDEV([$raw.F11:$raw.F13])/SQRT(COUNT([$raw.F11:$raw.F13]))" office:value-type="float" office:value="0.00195476625485276" calcext:value-type="float">
            <text:p>0.0020</text:p>
          </table:table-cell>
          <table:table-cell table:formula="of:=STDEV([$raw.G11:$raw.G13])/SQRT(COUNT([$raw.G11:$raw.G13]))" office:value-type="float" office:value="0.00138604152575277" calcext:value-type="float">
            <text:p>0.0014</text:p>
          </table:table-cell>
          <table:table-cell table:formula="of:=STDEV([$raw.H11:$raw.H13])/SQRT(COUNT([$raw.H11:$raw.H13]))" office:value-type="float" office:value="0.000698410894658549" calcext:value-type="float">
            <text:p>0.0007</text:p>
          </table:table-cell>
          <table:table-cell table:formula="of:=STDEV([$raw.I11:$raw.I13])/SQRT(COUNT([$raw.I11:$raw.I13]))" office:value-type="float" office:value="0.00214579692525748" calcext:value-type="float">
            <text:p>0.0021</text:p>
          </table:table-cell>
          <table:table-cell table:formula="of:=STDEV([$raw.J11:$raw.J13])/SQRT(COUNT([$raw.J11:$raw.J13]))" office:value-type="float" office:value="0.00121974496423548" calcext:value-type="float">
            <text:p>0.0012</text:p>
          </table:table-cell>
          <table:table-cell table:formula="of:=STDEV([$raw.K11:$raw.K13])/SQRT(COUNT([$raw.K11:$raw.K13]))" office:value-type="float" office:value="0.0017032648388055" calcext:value-type="float">
            <text:p>0.0017</text:p>
          </table:table-cell>
          <table:table-cell table:formula="of:=STDEV([$raw.L11:$raw.L13])/SQRT(COUNT([$raw.L11:$raw.L13]))" office:value-type="float" office:value="0.000895048105473145" calcext:value-type="float">
            <text:p>0.0009</text:p>
          </table:table-cell>
          <table:table-cell table:formula="of:=STDEV([$raw.M11:$raw.M13])/SQRT(COUNT([$raw.M11:$raw.M13]))" office:value-type="float" office:value="0.000688097215353928" calcext:value-type="float">
            <text:p>0.0007</text:p>
          </table:table-cell>
        </table:table-row>
      </table:table>
      <table:named-expressions/>
      <table:database-ranges>
        <table:database-range table:name="__Anonymous_Sheet_DB__0" table:target-range-address="raw.A1:raw.H1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roid Sans Fallback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23:48:11.674765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Schug</meta:initial-creator>
    <meta:creation-date>2019-12-14T13:07:55.532915310</meta:creation-date>
    <dc:date>2020-01-27T23:51:32.278875039</dc:date>
    <dc:creator>Simon Schug</dc:creator>
    <meta:editing-duration>PT2H7M31S</meta:editing-duration>
    <meta:editing-cycles>27</meta:editing-cycles>
    <meta:generator>LibreOffice/6.3.4.2.0$Linux_X86_64 LibreOffice_project/30$Build-2</meta:generator>
    <meta:document-statistic meta:table-count="3" meta:cell-count="289" meta:object-count="0"/>
  </office:meta>
</office:document-meta>
</file>